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ar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5"/>
          <table:table-cell office:value-type="string" calcext:value-type="string">
            <text:p>total attaque :</text:p>
          </table:table-cell>
          <table:table-cell table:formula="of:=SUM([.B2:.B430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5"/>
          <table:table-cell office:value-type="string" calcext:value-type="string">
            <text:p>total résistance :</text:p>
          </table:table-cell>
          <table:table-cell table:formula="of:=SUM([.C2:.C480])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5"/>
          <table:table-cell office:value-type="string" calcext:value-type="string">
            <text:p>total armure :</text:p>
          </table:table-cell>
          <table:table-cell table:formula="of:=SUM([.D2:.D52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in 1</text:p>
          </table:table-cell>
          <table:table-cell table:style-name="Default"/>
          <table:table-cell table:number-columns-repeated="4"/>
          <table:table-cell office:value-type="string" calcext:value-type="string">
            <text:p>total tir :</text:p>
          </table:table-cell>
          <table:table-cell table:formula="of:=SUM([.E2:.E584]) + SUM([.B2:.B430]) - [.B7:.B8]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5"/>
          <table:table-cell office:value-type="string" calcext:value-type="string">
            <text:p>Ingrédient (max 11)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2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2T23:47:40.353086502</dc:date>
    <meta:editing-duration>PT13M23S</meta:editing-duration>
    <meta:editing-cycles>3</meta:editing-cycles>
    <meta:generator>LibreOffice/7.4.7.2$Linux_X86_64 LibreOffice_project/40$Build-2</meta:generator>
    <meta:document-statistic meta:table-count="1" meta:cell-count="60" meta:object-count="0"/>
  </office:meta>
</office:document-meta>
</file>